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1.913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413cm" svg:x="2.905cm" svg:y="4.03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905cm" svg:y1="4.038cm" svg:x2="5.318cm" svg:y2="6.451cm">
          <text:p/>
        </draw:line>
        <draw:line draw:style-name="gr2" draw:text-style-name="P2" draw:layer="layout" svg:x1="2.905cm" svg:y1="6.451cm" svg:x2="5.318cm" svg:y2="4.038cm">
          <text:p/>
        </draw:line>
        <draw:frame draw:style-name="gr3" draw:text-style-name="P4" draw:layer="layout" svg:width="3.093cm" svg:height="0.645cm" svg:x="5.699cm" svg:y="4.038cm">
          <draw:text-box>
            <text:p text:style-name="P3"><text:span text:style-name="T1">Código actividad</text:span></text:p>
          </draw:text-box>
        </draw:frame>
        <draw:line draw:style-name="gr4" draw:text-style-name="P2" draw:layer="layout" svg:x1="4.175cm" svg:y1="4.292cm" svg:x2="5.826cm" svg:y2="4.292cm">
          <text:p/>
        </draw:line>
        <draw:frame draw:style-name="gr3" draw:text-style-name="P4" draw:layer="layout" svg:width="5.421cm" svg:height="0.645cm" svg:x="5.699cm" svg:y="4.81cm">
          <draw:text-box>
            <text:p text:style-name="P3"><text:span text:style-name="T1">Tiempo mínimo de comienzo (t)</text:span></text:p>
          </draw:text-box>
        </draw:frame>
        <draw:line draw:style-name="gr4" draw:text-style-name="P2" draw:layer="layout" svg:x1="3.54cm" svg:y1="5.181cm" svg:x2="5.826cm" svg:y2="5.181cm">
          <text:p/>
        </draw:line>
        <draw:frame draw:style-name="gr3" draw:text-style-name="P4" draw:layer="layout" svg:width="5.62cm" svg:height="0.645cm" svg:x="5.699cm" svg:y="5.308cm">
          <draw:text-box>
            <text:p text:style-name="P3"><text:span text:style-name="T1">Tiempo máximo de comienzo (T)</text:span></text:p>
          </draw:text-box>
        </draw:frame>
        <draw:line draw:style-name="gr4" draw:text-style-name="P2" draw:layer="layout" svg:x1="4.81cm" svg:y1="5.562cm" svg:x2="5.826cm" svg:y2="5.562cm">
          <text:p/>
        </draw:line>
        <draw:frame draw:style-name="gr3" draw:text-style-name="P4" draw:layer="layout" svg:width="4.244cm" svg:height="0.645cm" svg:x="5.678cm" svg:y="5.826cm">
          <draw:text-box>
            <text:p text:style-name="P3"><text:span text:style-name="T1">Duración de la actividad</text:span></text:p>
          </draw:text-box>
        </draw:frame>
        <draw:line draw:style-name="gr4" draw:text-style-name="P2" draw:layer="layout" svg:x1="4.175cm" svg:y1="6.07cm" svg:x2="5.826cm" svg:y2="6.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0:45:33.435399671</meta:creation-date>
    <dc:date>2021-02-15T11:00:21.604388671</dc:date>
    <meta:editing-duration>PT3M46S</meta:editing-duration>
    <meta:editing-cycles>3</meta:editing-cycles>
    <meta:generator>LibreOffice/6.4.6.2$Linux_X86_64 LibreOffice_project/40$Build-2</meta:generator>
    <meta:document-statistic meta:object-count="11"/>
  </office:meta>
</office:document-meta>
</file>